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3.3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4.25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3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cm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2.25cm" svg:x="7.75cm" svg:y="1.25cm">
          <text:p text:style-name="P1"><text:span text:style-name="T1">Defrag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75cm" svg:height="2.25cm" svg:x="1.25cm" svg:y="5.25cm">
          <text:p text:style-name="P1"><text:span text:style-name="T1">Connecting to the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cm" svg:height="2.25cm" svg:x="8cm" svg:y="5.25cm">
          <text:p text:style-name="P1"><text:span text:style-name="T1">Organising the data into something useful (wrangling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cm" svg:height="2.25cm" svg:x="14.5cm" svg:y="5.25cm">
          <text:p text:style-name="P1"><text:span text:style-name="T1">Outputting data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4.25cm" svg:x2="3.5cm" svg:y2="4.25cm">
          <text:p/>
        </draw:line>
        <draw:line draw:style-name="gr3" draw:text-style-name="P2" draw:layer="layout" svg:x1="17cm" svg:y1="4.25cm" svg:x2="10.5cm" svg:y2="4.25cm">
          <text:p/>
        </draw:line>
        <draw:custom-shape draw:style-name="gr4" draw:text-style-name="P1" draw:layer="layout" svg:width="3.75cm" svg:height="1.75cm" svg:x="1.75cm" svg:y="12.25cm">
          <text:p text:style-name="P3"><text:span text:style-name="T1">Use Pandas to connect to the CSV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1.75cm" svg:x="1.75cm" svg:y="9cm">
          <text:p text:style-name="P3"><text:span text:style-name="T1">Import Pandas 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1.75cm" svg:x="1.75cm" svg:y="15.25cm">
          <text:p text:style-name="P3"><text:span text:style-name="T1">Read in the data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cm" svg:y1="4.25cm" svg:x2="3.5cm" svg:y2="5.25cm">
          <text:p/>
        </draw:line>
        <draw:line draw:style-name="gr3" draw:text-style-name="P2" draw:layer="layout" svg:x1="3.5cm" svg:y1="7.5cm" svg:x2="3.5cm" svg:y2="9cm">
          <text:p/>
        </draw:line>
        <draw:line draw:style-name="gr3" draw:text-style-name="P2" draw:layer="layout" svg:x1="3.5cm" svg:y1="10.75cm" svg:x2="3.5cm" svg:y2="12.25cm">
          <text:p/>
        </draw:line>
        <draw:line draw:style-name="gr3" draw:text-style-name="P2" draw:layer="layout" svg:x1="3.5cm" svg:y1="14cm" svg:x2="3.5cm" svg:y2="15.25cm">
          <text:p/>
        </draw:line>
        <draw:line draw:style-name="gr3" draw:text-style-name="P2" draw:layer="layout" svg:x1="10.5cm" svg:y1="3.5cm" svg:x2="10.5cm" svg:y2="5.25cm">
          <text:p/>
        </draw:line>
        <draw:line draw:style-name="gr3" draw:text-style-name="P2" draw:layer="layout" svg:x1="17cm" svg:y1="4.25cm" svg:x2="17cm" svg:y2="5.25cm">
          <text:p/>
        </draw:line>
        <draw:custom-shape draw:style-name="gr4" draw:text-style-name="P1" draw:layer="layout" svg:width="3.75cm" svg:height="1.75cm" svg:x="8.5cm" svg:y="9cm">
          <text:p text:style-name="P3"><text:span text:style-name="T1">Select a column in the CS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1.75cm" svg:x="8.5cm" svg:y="12.25cm">
          <text:p text:style-name="P3"><text:span text:style-name="T1">Tally all sales within that colum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1.75cm" svg:x="8.5cm" svg:y="15.25cm">
          <text:p text:style-name="P3"><text:span text:style-name="T1">Store both the name and total in vari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1.75cm" svg:x="15cm" svg:y="9cm">
          <text:p text:style-name="P3"><text:span text:style-name="T1">Import MatPlotLib 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1.75cm" svg:x="15cm" svg:y="12.25cm">
          <text:p text:style-name="P3"><text:span text:style-name="T1">Plot a bar chart of the item s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1.75cm" svg:x="15cm" svg:y="15.25cm">
          <text:p text:style-name="P3"><text:span text:style-name="T1">Display the bar chart to user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7.5cm" svg:x2="10.5cm" svg:y2="9cm">
          <text:p/>
        </draw:line>
        <draw:line draw:style-name="gr3" draw:text-style-name="P2" draw:layer="layout" svg:x1="10.5cm" svg:y1="10.75cm" svg:x2="10.5cm" svg:y2="12.25cm">
          <text:p/>
        </draw:line>
        <draw:line draw:style-name="gr3" draw:text-style-name="P2" draw:layer="layout" svg:x1="10.5cm" svg:y1="14cm" svg:x2="10.5cm" svg:y2="15.25cm">
          <text:p/>
        </draw:line>
        <draw:line draw:style-name="gr3" draw:text-style-name="P2" draw:layer="layout" svg:x1="17cm" svg:y1="7.5cm" svg:x2="17cm" svg:y2="9cm">
          <text:p/>
        </draw:line>
        <draw:line draw:style-name="gr3" draw:text-style-name="P2" draw:layer="layout" svg:x1="17cm" svg:y1="10.75cm" svg:x2="17cm" svg:y2="12.25cm">
          <text:p/>
        </draw:line>
        <draw:line draw:style-name="gr3" draw:text-style-name="P2" draw:layer="layout" svg:x1="17cm" svg:y1="14cm" svg:x2="17cm" svg:y2="15.25cm">
          <text:p/>
        </draw:line>
        <draw:frame draw:style-name="gr5" draw:text-style-name="P5" draw:layer="layout" svg:width="6cm" svg:height="3.323cm" svg:x="14cm" svg:y="18.25cm">
          <draw:text-box>
            <text:p text:style-name="P4"><text:span text:style-name="T1">A bar chart should be used due to there being 4 separate items, so 4 bars is much easier to look at and digest than just 4 points on a line graph</text:span></text:p>
          </draw:text-box>
        </draw:frame>
        <draw:custom-shape draw:style-name="gr4" draw:text-style-name="P1" draw:layer="layout" svg:width="3.75cm" svg:height="1.75cm" svg:x="8.5cm" svg:y="18.25cm">
          <text:p text:style-name="P3"><text:span text:style-name="T1">Repeat until all 4 columns are tallied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17cm" svg:x2="10.5cm" svg:y2="18.25cm">
          <text:p/>
        </draw:line>
        <draw:frame draw:style-name="gr6" draw:text-style-name="P5" draw:layer="layout" svg:width="16.75cm" svg:height="5.25cm" svg:x="2cm" svg:y="22.5cm">
          <draw:text-box>
            <text:p text:style-name="P4"><text:span text:style-name="T1">This diagram is the first, initial breakdown of the task into its 3 main parts. Making it easy for me and other developers to get an understanding of what exactly needs to be done.</text:span></text:p>
            <text:p text:style-name="P4"><text:span text:style-name="T1"/></text:p>
            <text:p text:style-name="P4"><text:span text:style-name="T1">This diagram will also act as the blueprint to all other flowcharts that will go more in depth about these process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0T09:04:10.985000000</meta:creation-date>
    <meta:print-date>2024-05-20T09:30:34.619000000</meta:print-date>
    <meta:printed-by>PDF files</meta:printed-by>
    <dc:date>2024-05-20T09:30:51.709000000</dc:date>
    <meta:editing-duration>PT17S</meta:editing-duration>
    <meta:editing-cycles>1</meta:editing-cycles>
    <meta:document-statistic meta:object-count="31"/>
    <meta:generator>LibreOffice/24.2.1.2$Windows_X86_64 LibreOffice_project/db4def46b0453cc22e2d0305797cf981b68ef5ac</meta:generator>
  </office:meta>
</office:document-meta>
</file>